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945e8" officeooo:paragraph-rsid="0000d14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945e8" officeooo:paragraph-rsid="0000d14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0d14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1052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0d149" officeooo:paragraph-rsid="0000d14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0523" officeooo:paragraph-rsid="0001052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45e8" officeooo:paragraph-rsid="0000d1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0d149" officeooo:paragraph-rsid="0000d14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0d149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1945e8" officeooo:paragraph-rsid="0000d149" fo:background-color="#f5f5f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3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14" style:family="paragraph" style:parent-style-name="Standard">
      <style:paragraph-properties style:line-height-at-least="0.503cm"/>
      <style:text-properties fo:color="#4b69c6" loext:opacity="100%" style:font-name="Droid Sans Mono" fo:font-size="10.5pt" fo:font-weight="normal" fo:background-color="#f5f5f5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fo:font-weight="normal" officeooo:rsid="001945e8" style:font-weight-asian="normal" style:font-weight-complex="normal"/>
    </style:style>
    <style:style style:name="T2" style:family="text">
      <style:text-properties officeooo:rsid="0000d149"/>
    </style:style>
    <style:style style:name="T3" style:family="text">
      <style:text-properties fo:color="#4b69c6" loext:opacity="100%"/>
    </style:style>
    <style:style style:name="T4" style:family="text">
      <style:text-properties fo:color="#7a3e9d" loext:opacity="100%"/>
    </style:style>
    <style:style style:name="T5" style:family="text">
      <style:text-properties fo:color="#7a3e9d" loext:opacity="100%" fo:font-weight="bold"/>
    </style:style>
    <style:style style:name="T6" style:family="text">
      <style:text-properties fo:color="#777777" loext:opacity="100%"/>
    </style:style>
    <style:style style:name="T7" style:family="text">
      <style:text-properties fo:color="#777777" loext:opacity="100%" fo:font-weight="bold"/>
    </style:style>
    <style:style style:name="T8" style:family="text">
      <style:text-properties fo:color="#9c5d27" loext:opacity="100%"/>
    </style:style>
    <style:style style:name="T9" style:family="text">
      <style:text-properties fo:color="#aa3731" loext:opacity="100%" fo:font-weight="bold"/>
    </style:style>
    <style:style style:name="T10" style:family="text">
      <style:text-properties fo:color="#448c2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 робота №1</text:p>
      <text:p text:style-name="P7"/>
      <text:p text:style-name="P2">з дисципліни </text:p>
      <text:p text:style-name="P9"><text:span text:style-name="T1">“</text:span>Розробка ігрових застосувань. Unity рішення<text:span text:style-name="T1">”</text:span></text:p>
      <text:p text:style-name="P2">на тему “Дослідження базового патерну ігрового рушія Unity на прикладі двовимірної технології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Виконала:</text:p>
      <text:p text:style-name="P1">студентка групи ІП-93 <text:span text:style-name="T2">(КПІ, ФІОТ)</text:span></text:p>
      <text:p text:style-name="P1">Горбунова Єлизавета Олександрівна</text:p>
      <text:p text:style-name="P1">номер залікової книжки: 9306</text:p>
      <text:p text:style-name="P3">варіант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202<text:span text:style-name="T2">2</text:span></text:p>
      <text:p text:style-name="P8"><text:soft-page-break/>Завдання</text:p>
      <text:p text:style-name="P3">Репозиторій у системі контролю версій. Створити проект 2D. </text:p>
      <text:p text:style-name="P3">Акаунт на GitHab, на даному етапі за бажанням. Репозиторій на GitHab з проектом. </text:p>
      <text:p text:style-name="P3">Назва GameProgLab1GroupIP93. Установка ігрового рушія. Створений проект IDE (2D) на основі рушія, що містить 1 сцену, ігровий персонаж. Можуть бути включені інші елементи.</text:p>
      <text:p text:style-name="P3">Розроблений і налагоджений скрипт для управління ігровим персонажем. Достатньо продемонструвати рух ліворуч, праворуч, стрибки, коректну фізику, зупинку перед перешкодою. Проект розташовано у репозиторій на GitHab, основна мета полягає у дослідженні і підтвердженні володіння обраною IDE (2D) і технологією розподіленої системи контролю версій.</text:p>
      <text:p text:style-name="P6">Варіант – 3 – непарний.</text:p>
      <text:p text:style-name="P6">Персонаж – квадрат.</text:p>
      <text:p text:style-name="P6">Ассети - https://assetstore.unity.com/packages/2d/textures-materials/tiles/pixel-tiles-for-side-scroller-141838</text:p>
      <text:p text:style-name="P5"/>
      <text:p text:style-name="P8">Рішення</text:p>
      <text:p text:style-name="P6">Встановлено Unity. Створено 2D проєкт, одну ігрову сцену, землю, перешкоди, фон та персонажа. Персонажу надано можливість рухатися ліворуч, праворуч і стрибати. Для правильної роботи фізики, стрибок може запускатися тільки в тому випадку, якщо персонаж перебуває на землі. Також при переміщенні персонажа ліворуч і праворуч змінюємо тільки швидкість персонажа задля того щоб стрибки могли бути також і в сторону.</text:p>
      <text:p text:style-name="P6">Землю і кордони сцени створено за допомогою TileMap. Всім об’єктам (окрім фону) надано BoxCollider, а персонажу також Rigidbody2d.</text:p>
      <text:p text:style-name="P6">Кордони сцени створено задля того щоб персонаж “не випадав” за видиму межу.</text:p>
      <text:p text:style-name="P4"/>
      <text:p text:style-name="P5"/>
      <text:p text:style-name="P8">Код</text:p>
      <text:p text:style-name="P11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0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0"><text:span text:style-name="T3">using</text:span> <text:span text:style-name="T5">UnityEngine</text:span><text:span text:style-name="T6">;</text:span></text:p>
      <text:p text:style-name="P15"/>
      <text:p text:style-name="P10"><text:span text:style-name="T3">public</text:span> <text:span text:style-name="T3">class</text:span> <text:span text:style-name="T5">Movement</text:span> <text:span text:style-name="T6">:</text:span> <text:span text:style-name="T5">MonoBehaviour</text:span></text:p>
      <text:p text:style-name="P12">{</text:p>
      <text:p text:style-name="P10"><text:span text:style-name="T3">private</text:span> <text:span text:style-name="T5">Rigidbody2D</text:span> rb<text:span text:style-name="T6">;</text:span></text:p>
      <text:p text:style-name="P10"><text:span text:style-name="T3">private</text:span> <text:span text:style-name="T5">Transform</text:span> transform<text:span text:style-name="T6">;</text:span></text:p>
      <text:p text:style-name="P10"><text:span text:style-name="T3">private</text:span> <text:span text:style-name="T3">float</text:span> screenHeight<text:span text:style-name="T6">;</text:span></text:p>
      <text:p text:style-name="P10"><text:span text:style-name="T3">private</text:span> <text:span text:style-name="T3">float</text:span> screenWidth<text:span text:style-name="T6">;</text:span></text:p>
      <text:p text:style-name="P10"><text:span text:style-name="T3">public</text:span> <text:span text:style-name="T3">float</text:span> speed <text:span text:style-name="T6">=</text:span> <text:span text:style-name="T8">20f</text:span><text:span text:style-name="T6">;</text:span></text:p>
      <text:p text:style-name="P10"><text:span text:style-name="T3">public</text:span> <text:span text:style-name="T3">float</text:span> jumpSpeed <text:span text:style-name="T6">=</text:span> <text:span text:style-name="T8">5</text:span><text:span text:style-name="T6">;</text:span></text:p>
      <text:p text:style-name="P10"><text:span text:style-name="T3">private</text:span> <text:span text:style-name="T3">bool</text:span> grounded <text:span text:style-name="T6">=</text:span> <text:span text:style-name="T3">false</text:span><text:span text:style-name="T6">;</text:span></text:p>
      <text:p text:style-name="P13">// Start is called before the first frame update</text:p>
      <text:p text:style-name="P10"><text:span text:style-name="T3">void</text:span> <text:span text:style-name="T9">Start</text:span><text:span text:style-name="T6">()</text:span></text:p>
      <text:p text:style-name="P12">{</text:p>
      <text:p text:style-name="P10"><text:soft-page-break/><text:span text:style-name="T4">Debug</text:span><text:span text:style-name="T6">.</text:span><text:span text:style-name="T5">Log</text:span><text:span text:style-name="T6">(</text:span><text:span text:style-name="T4">grounded</text:span><text:span text:style-name="T6">);</text:span></text:p>
      <text:p text:style-name="P10"><text:span text:style-name="T4">rb</text:span> <text:span text:style-name="T6">=</text:span> <text:span text:style-name="T5">GetComponent</text:span><text:span text:style-name="T6">&lt;</text:span><text:span text:style-name="T5">Rigidbody2D</text:span><text:span text:style-name="T6">&gt;();</text:span></text:p>
      <text:p text:style-name="P10"><text:span text:style-name="T4">transform</text:span> <text:span text:style-name="T6">=</text:span> <text:span text:style-name="T5">GetComponent</text:span><text:span text:style-name="T6">&lt;</text:span><text:span text:style-name="T5">Transform</text:span><text:span text:style-name="T6">&gt;();</text:span></text:p>
      <text:p text:style-name="P12">}</text:p>
      <text:p text:style-name="P15"/>
      <text:p text:style-name="P13">// Update is called once per frame</text:p>
      <text:p text:style-name="P10"><text:span text:style-name="T3">void</text:span> <text:span text:style-name="T9">Update</text:span><text:span text:style-name="T6">()</text:span></text:p>
      <text:p text:style-name="P12">{</text:p>
      <text:p text:style-name="P10"><text:span text:style-name="T3">if</text:span> <text:span text:style-name="T6">(</text:span><text:span text:style-name="T4">grounded</text:span> <text:span text:style-name="T6">&amp;&amp;</text:span> <text:span text:style-name="T6">(</text:span><text:span text:style-name="T4">Input</text:span><text:span text:style-name="T6">.</text:span><text:span text:style-name="T9">GetKeyDown</text:span><text:span text:style-name="T6">(</text:span><text:span text:style-name="T4">KeyCode</text:span><text:span text:style-name="T6">.</text:span><text:span text:style-name="T4">Space</text:span><text:span text:style-name="T6">)))</text:span></text:p>
      <text:p text:style-name="P14">{</text:p>
      <text:p text:style-name="P10"><text:span text:style-name="T4">rb</text:span><text:span text:style-name="T6">.</text:span><text:span text:style-name="T9">AddForce</text:span><text:span text:style-name="T6">(</text:span><text:span text:style-name="T4">Vector2</text:span><text:span text:style-name="T6">.</text:span><text:span text:style-name="T4">up</text:span> <text:span text:style-name="T6">*</text:span> <text:span text:style-name="T4">jumpSpeed</text:span><text:span text:style-name="T6">,</text:span> <text:span text:style-name="T4">ForceMode2D</text:span><text:span text:style-name="T6">.</text:span><text:span text:style-name="T4">Impulse</text:span><text:span text:style-name="T6">);</text:span></text:p>
      <text:p text:style-name="P12">}</text:p>
      <text:p text:style-name="P10"><text:span text:style-name="T6">i</text:span><text:span text:style-name="T3">f</text:span> <text:span text:style-name="T6">(</text:span><text:span text:style-name="T4">Input</text:span><text:span text:style-name="T6">.</text:span><text:span text:style-name="T9">GetKey</text:span><text:span text:style-name="T6">(</text:span><text:span text:style-name="T4">KeyCode</text:span><text:span text:style-name="T6">.</text:span><text:span text:style-name="T4">LeftArrow</text:span><text:span text:style-name="T6">)</text:span> <text:span text:style-name="T6">||</text:span> <text:span text:style-name="T4">Input</text:span><text:span text:style-name="T6">.</text:span><text:span text:style-name="T9">GetKey</text:span><text:span text:style-name="T6">(</text:span><text:span text:style-name="T4">KeyCode</text:span><text:span text:style-name="T6">.</text:span><text:span text:style-name="T4">RightArrow</text:span><text:span text:style-name="T6">))</text:span> <text:span text:style-name="T6">{</text:span></text:p>
      <text:p text:style-name="P10"><text:span text:style-name="T4">var a</text:span><text:span text:style-name="T6">x</text:span><text:span text:style-name="T4">is = I</text:span><text:span text:style-name="T6">n</text:span><text:span text:style-name="T4">put.</text:span><text:span text:style-name="T5">Get</text:span><text:span text:style-name="T7">A</text:span><text:span text:style-name="T5">xis</text:span><text:span text:style-name="T4">("Hori</text:span><text:span text:style-name="T6">z</text:span><text:span text:style-name="T10">o</text:span><text:span text:style-name="T6">nt</text:span><text:span text:style-name="T10">a</text:span><text:span text:style-name="T4">l");</text:span></text:p>
      <text:p text:style-name="P10"><text:span text:style-name="T3">var</text:span> veloc<text:span text:style-name="T6">i</text:span>t<text:span text:style-name="T4">y = r</text:span><text:span text:style-name="T6">b</text:span><text:span text:style-name="T4">.veloci</text:span><text:span text:style-name="T6">t</text:span><text:span text:style-name="T10">y;</text:span></text:p>
      <text:p text:style-name="P10"><text:span text:style-name="T3">vel</text:span><text:span text:style-name="T4">ocity</text:span><text:span text:style-name="T6">.</text:span><text:span text:style-name="T4">x</text:span> <text:span text:style-name="T6">=</text:span> <text:span text:style-name="T6">a</text:span><text:span text:style-name="T4">xis</text:span><text:span text:style-name="T6"> </text:span><text:span text:style-name="T4">* speed;</text:span></text:p>
      <text:p text:style-name="P10"><text:span text:style-name="T4">rb</text:span><text:span text:style-name="T6">.</text:span><text:span text:style-name="T4">veloc</text:span><text:span text:style-name="T6">i</text:span><text:span text:style-name="T4">ty</text:span><text:span text:style-name="T6"> =</text:span> <text:span text:style-name="T4">velo</text:span><text:span text:style-name="T6">c</text:span><text:span text:style-name="T4">ity</text:span><text:span text:style-name="T6">;</text:span></text:p>
      <text:p text:style-name="P12">}</text:p>
      <text:p text:style-name="P12">}</text:p>
      <text:p text:style-name="P15"/>
      <text:p text:style-name="P10"><text:span text:style-name="T3">void</text:span> <text:span text:style-name="T9">OnCollisionEnter2D</text:span><text:span text:style-name="T6">(</text:span><text:span text:style-name="T5">Collision2D</text:span> other<text:span text:style-name="T6">)</text:span></text:p>
      <text:p text:style-name="P14">{</text:p>
      <text:p text:style-name="P10"><text:span text:style-name="T4">Debug</text:span><text:span text:style-name="T6">.</text:span><text:span text:style-name="T9">Log</text:span><text:span text:style-name="T6">("</text:span><text:span text:style-name="T10">Here</text:span><text:span text:style-name="T6">");</text:span></text:p>
      <text:p text:style-name="P10"><text:span text:style-name="T4">if (o</text:span><text:span text:style-name="T6">t</text:span><text:span text:style-name="T4">her</text:span><text:span text:style-name="T6">.</text:span><text:span text:style-name="T10">gameOb</text:span><text:span text:style-name="T6">je</text:span><text:span text:style-name="T4">ct</text:span><text:span text:style-name="T6">.</text:span><text:span text:style-name="T4">tag</text:span> <text:span text:style-name="T6">==</text:span> <text:span text:style-name="T6">"</text:span><text:span text:style-name="T10">Ground</text:span><text:span text:style-name="T6">")</text:span></text:p>
      <text:p text:style-name="P14">{</text:p>
      <text:p text:style-name="P10"><text:span text:style-name="T4">grounded</text:span> <text:span text:style-name="T6">=</text:span> <text:span text:style-name="T8">true</text:span><text:span text:style-name="T6">;</text:span></text:p>
      <text:p text:style-name="P10"><text:span text:style-name="T4">Debug</text:span><text:span text:style-name="T6">.</text:span><text:span text:style-name="T9">Log</text:span><text:span text:style-name="T6">("</text:span><text:span text:style-name="T3">Grou</text:span><text:span text:style-name="T6">n</text:span><text:span text:style-name="T10">ded</text:span><text:span text:style-name="T6">");</text:span></text:p>
      <text:p text:style-name="P12">}</text:p>
      <text:p text:style-name="P12">}</text:p>
      <text:p text:style-name="P15"/>
      <text:p text:style-name="P10"><text:span text:style-name="T3">void</text:span> <text:span text:style-name="T9">OnCollisionExit2D</text:span><text:span text:style-name="T6">(</text:span><text:span text:style-name="T5">Collision2D</text:span> other<text:span text:style-name="T6">)</text:span></text:p>
      <text:p text:style-name="P14">{</text:p>
      <text:p text:style-name="P10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6">"</text:span><text:span text:style-name="T10">Ground</text:span><text:span text:style-name="T6">")</text:span></text:p>
      <text:p text:style-name="P14">{</text:p>
      <text:p text:style-name="P10"><text:span text:style-name="T4">grounded</text:span> <text:span text:style-name="T6">=</text:span> <text:span text:style-name="T8">false</text:span><text:span text:style-name="T6">;</text:span></text:p>
      <text:p text:style-name="P10"><text:span text:style-name="T4">Debug</text:span><text:span text:style-name="T6">.</text:span><text:span text:style-name="T9">Log</text:span><text:span text:style-name="T6">("</text:span><text:span text:style-name="T3">Not G</text:span><text:span text:style-name="T6">r</text:span><text:span text:style-name="T10">ounded!</text:span><text:span text:style-name="T6">");</text:span></text:p>
      <text:p text:style-name="P12">}</text:p>
      <text:p text:style-name="P12">}</text:p>
      <text:p text:style-name="P15"/>
      <text:p text:style-name="P12">}</text:p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7:38:26.200772123</meta:creation-date>
    <dc:date>2022-09-19T18:01:25.286093986</dc:date>
    <meta:editing-duration>PT12M32S</meta:editing-duration>
    <meta:editing-cycles>1</meta:editing-cycles>
    <meta:document-statistic meta:table-count="0" meta:image-count="0" meta:object-count="0" meta:page-count="3" meta:paragraph-count="79" meta:word-count="382" meta:character-count="3016" meta:non-whitespace-character-count="2707"/>
    <meta:generator>LibreOffice/7.3.5.2$Linux_X86_64 LibreOffice_project/30$Build-2</meta:generator>
  </office:meta>
</office:document-meta>
</file>